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jpeg" manifest:full-path="Pictures/1000000000000159000000A794EF08D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ヒラギノ角ゴ Pro W3" svg:font-family="'ヒラギノ角ゴ Pro W3'" style:font-family-generic="roma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paragraph-properties fo:text-align="start" style:justify-single-word="false"/>
    </style:style>
    <style:style style:name="P2" style:family="paragraph" style:parent-style-name="Standard">
      <style:paragraph-properties fo:margin-top="0.282cm" fo:margin-bottom="0cm"/>
    </style:style>
    <style:style style:name="P3" style:family="paragraph" style:parent-style-name="Body">
      <style:paragraph-properties fo:text-align="start" style:justify-single-word="false"/>
    </style:style>
    <style:style style:name="P4" style:family="paragraph" style:parent-style-name="Body">
      <style:text-properties fo:language="en" fo:country="GB"/>
    </style:style>
    <style:style style:name="P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 style:family="paragraph" style:parent-style-name="Body">
      <style:text-properties fo:language="en" fo:country="US" style:language-complex="ar" style:country-complex="SA"/>
    </style:style>
    <style:style style:name="P7" style:family="paragraph" style:parent-style-name="CellBody">
      <style:paragraph-properties fo:keep-with-next="always" style:snap-to-layout-grid="false"/>
    </style:style>
    <style:style style:name="P8" style:family="paragraph" style:parent-style-name="CellBody">
      <style:paragraph-properties fo:keep-with-next="alway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text-properties fo:language="en" fo:country="US"/>
    </style:style>
    <style:style style:name="P9" style:family="paragraph" style:parent-style-name="CellBody">
      <style:paragraph-properties fo:keep-with-next="always" style:snap-to-layout-grid="false"/>
      <style:text-properties fo:color="#000000"/>
    </style:style>
    <style:style style:name="P10" style:family="paragraph" style:parent-style-name="CellBody">
      <style:paragraph-properties fo:keep-with-next="alway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text-properties fo:color="#000000" fo:language="en" fo:country="US"/>
    </style:style>
    <style:style style:name="P11" style:family="paragraph" style:parent-style-name="CellHeading">
      <style:paragraph-properties fo:text-align="center" style:justify-single-word="false" fo:keep-with-next="always" style:snap-to-layout-grid="false"/>
      <style:text-properties fo:language="fr" fo:country="FR"/>
    </style:style>
    <style:style style:name="P12" style:family="paragraph" style:parent-style-name="Standard">
      <style:paragraph-properties fo:line-height="120%" fo:keep-with-next="always" style:vertical-align="top" style:snap-to-layout-grid="false"/>
      <style:text-properties fo:color="#000000" style:font-name="Arial" fo:language="en" fo:country="US" style:font-name-asian="Times New Roman" style:font-name-complex="Arial" style:font-size-complex="10pt"/>
    </style:style>
    <style:style style:name="P13" style:family="paragraph" style:parent-style-name="CellBody">
      <style:paragraph-properties style:snap-to-layout-grid="false"/>
    </style:style>
    <style:style style:name="P14" style:family="paragraph" style:parent-style-name="CellBody">
      <style:paragraph-propertie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style>
    <style:style style:name="P15" style:family="paragraph" style:parent-style-name="Abstract">
      <style:text-properties fo:font-size="16pt" fo:font-weight="bold" style:font-size-asian="16pt" style:font-weight-asian="bold"/>
    </style:style>
    <style:style style:name="P16" style:family="paragraph" style:parent-style-name="Abstract">
      <style:paragraph-properties fo:text-align="center" style:justify-single-word="false">
        <style:tab-stops>
          <style:tab-stop style:position="2.286cm"/>
          <style:tab-stop style:position="4.572cm"/>
          <style:tab-stop style:position="6.858cm"/>
          <style:tab-stop style:position="9.144cm"/>
          <style:tab-stop style:position="11.43cm"/>
          <style:tab-stop style:position="13.716cm"/>
          <style:tab-stop style:position="16.002cm"/>
        </style:tab-stops>
      </style:paragraph-properties>
      <style:text-properties fo:language="en" fo:country="US"/>
    </style:style>
    <style:style style:name="P17" style:family="paragraph" style:parent-style-name="Standard">
      <style:paragraph-properties fo:line-height="120%" style:vertical-align="top"/>
      <style:text-properties fo:color="#000000" style:font-name="Arial" fo:language="en" fo:country="US" style:font-name-asian="Times New Roman" style:font-name-complex="Arial" style:font-size-complex="10pt"/>
    </style:style>
    <style:style style:name="P18" style:family="paragraph" style:parent-style-name="Standard">
      <style:paragraph-properties fo:line-height="120%" style:vertical-align="top" style:snap-to-layout-grid="false"/>
      <style:text-properties fo:color="#000000" style:font-name="Arial" fo:language="en" fo:country="US" style:font-name-asian="Times New Roman" style:font-name-complex="Arial" style:font-size-complex="10pt"/>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2"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5" style:family="paragraph" style:parent-style-name="Body" style:list-style-name="L1"/>
    <style:style style:name="P26" style:family="paragraph" style:parent-style-name="Body">
      <style:paragraph-properties fo:text-align="start" style:justify-single-word="false"/>
    </style:style>
    <style:style style:name="P27" style:family="paragraph" style:parent-style-name="Heading_20_1">
      <style:paragraph-properties fo:break-before="page"/>
      <style:text-properties fo:language="fr" fo:country="FR"/>
    </style:style>
    <style:style style:name="P28" style:family="paragraph" style:parent-style-name="Heading_20_2">
      <style:text-properties fo:language="en" fo:country="US" style:language-complex="ar" style:country-complex="SA"/>
    </style:style>
    <style:style style:name="P29" style:family="paragraph" style:parent-style-name="Heading_20_2">
      <style:text-properties fo:language="fr" fo:country="FR"/>
    </style:style>
    <style:style style:name="P30" style:family="paragraph" style:parent-style-name="Document_20_Title" style:master-page-name="First_20_Page">
      <style:paragraph-properties style:page-number="auto"/>
      <style:text-properties fo:font-size="10pt" fo:font-style="italic" style:font-size-asian="10pt" style:font-style-asian="italic"/>
    </style:style>
    <style:style style:name="P31" style:family="paragraph" style:parent-style-name="CellBody">
      <style:paragraph-properties style:snap-to-layout-grid="false"/>
    </style:style>
    <style:style style:name="P32"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T1" style:family="text">
      <style:text-properties fo:font-size="14pt" fo:font-weight="normal" style:font-size-asian="14pt" style:font-weight-asian="normal"/>
    </style:style>
    <style:style style:name="T2" style:family="text">
      <style:text-properties fo:language="en" fo:country="US"/>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fo:language="zxx" fo:country="none" style:language-asian="zxx" style:country-asian="none"/>
    </style:style>
    <style:style style:name="T6" style:family="text">
      <style:text-properties style:text-position="super 58%"/>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48133424" text:id="ct548133424">
          <text:insertion>
            <office:change-info>
              <dc:creator>Tim Ward</dc:creator>
              <dc:date>2013-10-24T10:31:00</dc:date>
            </office:change-info>
          </text:insertion>
        </text:changed-region>
        <text:changed-region xml:id="ct548169536" text:id="ct548169536">
          <text:insertion>
            <office:change-info>
              <dc:creator>Tim Ward</dc:creator>
              <dc:date>2013-10-24T10:31:00</dc:date>
            </office:change-info>
          </text:insertion>
        </text:changed-region>
        <text:changed-region xml:id="ct320247104" text:id="ct320247104">
          <text:insertion>
            <office:change-info>
              <dc:creator>Tim Ward</dc:creator>
              <dc:date>2013-10-24T10:31:00</dc:date>
            </office:change-info>
          </text:insertion>
        </text:changed-region>
        <text:changed-region xml:id="ct83992048" text:id="ct83992048">
          <text:insertion>
            <office:change-info>
              <dc:creator>Tim Ward</dc:creator>
              <dc:date>2013-10-24T10:32:00</dc:date>
            </office:change-info>
          </text:insertion>
        </text:changed-region>
        <text:changed-region xml:id="ct548155376" text:id="ct548155376">
          <text:insertion>
            <office:change-info>
              <dc:creator>Tim Ward</dc:creator>
              <dc:date>2013-10-24T10:33:00</dc:date>
            </office:change-info>
          </text:insertion>
        </text:changed-region>
        <text:changed-region xml:id="ct548170848" text:id="ct548170848">
          <text:insertion>
            <office:change-info>
              <dc:creator>Tim Ward</dc:creator>
              <dc:date>2013-10-24T10:34:00</dc:date>
            </office:change-info>
          </text:insertion>
        </text:changed-region>
        <text:changed-region xml:id="ct356924960" text:id="ct356924960">
          <text:deletion>
            <office:change-info>
              <dc:creator>Tim Ward</dc:creator>
              <dc:date>2013-10-24T10:22:00</dc:date>
            </office:change-info>
            <text:p text:style-name="Body"/>
            <text:p text:style-name="Body"/>
            <text:p text:style-name="Body"/>
          </text:deletion>
        </text:changed-region>
        <text:changed-region xml:id="ct369643744" text:id="ct369643744">
          <text:deletion>
            <office:change-info>
              <dc:creator>Tim Ward</dc:creator>
              <dc:date>2013-10-24T10:22:00</dc:date>
            </office:change-info>
            <text:p text:style-name="Body"/>
            <text:p text:style-name="Body">The ability to deal with more fine-grained failure scenarios is another important reason for the introduction and use of asynchronous communication protocols in enterprise applications. Asynchronous protocols provide the ability to restart a request without asking the user to re-enter the data and resubmit when a communication failure occurs. <text:s/></text:p>
          </text:deletion>
        </text:changed-region>
        <text:changed-region xml:id="ct320467728" text:id="ct320467728">
          <text:deletion>
            <office:change-info>
              <dc:creator>Tim Ward</dc:creator>
              <dc:date>2013-10-24T10:23:00</dc:date>
            </office:change-info>
            <text:p text:style-name="Body"><text:s/></text:p>
          </text:deletion>
        </text:changed-region>
        <text:changed-region xml:id="ct320459664" text:id="ct320459664">
          <text:insertion>
            <office:change-info>
              <dc:creator>Tim Ward</dc:creator>
              <dc:date>2013-10-24T10:25:00</dc:date>
            </office:change-info>
          </text:insertion>
        </text:changed-region>
        <text:changed-region xml:id="ct532952880" text:id="ct532952880">
          <text:deletion>
            <office:change-info>
              <dc:creator>Tim Ward</dc:creator>
              <dc:date>2013-10-24T10:23:00</dc:date>
            </office:change-info>
            <text:p text:style-name="Body">REST/HTTP</text:p>
          </text:deletion>
        </text:changed-region>
        <text:changed-region xml:id="ct532986224" text:id="ct532986224">
          <text:insertion>
            <office:change-info>
              <dc:creator>Tim Ward</dc:creator>
              <dc:date>2013-10-24T10:23:00</dc:date>
            </office:change-info>
          </text:insertion>
        </text:changed-region>
        <text:changed-region xml:id="ct320017632" text:id="ct320017632">
          <text:insertion>
            <office:change-info>
              <dc:creator>Tim Ward</dc:creator>
              <dc:date>2013-10-24T10:25:00</dc:date>
            </office:change-info>
          </text:insertion>
        </text:changed-region>
        <text:changed-region xml:id="ct53566816" text:id="ct53566816">
          <text:insertion>
            <office:change-info>
              <dc:creator>Tim Ward</dc:creator>
              <dc:date>2013-10-24T10:26:00</dc:date>
            </office:change-info>
          </text:insertion>
        </text:changed-region>
        <text:changed-region xml:id="ct53570800" text:id="ct53570800">
          <text:deletion>
            <office:change-info>
              <dc:creator>Tim Ward</dc:creator>
              <dc:date>2013-10-24T10:25:00</dc:date>
            </office:change-info>
            <text:p text:style-name="Body">s</text:p>
          </text:deletion>
        </text:changed-region>
        <text:changed-region xml:id="ct204782048" text:id="ct204782048">
          <text:deletion>
            <office:change-info>
              <dc:creator>Tim Ward</dc:creator>
              <dc:date>2013-10-24T10:27:00</dc:date>
            </office:change-info>
            <text:p text:style-name="Body">the following areas.</text:p>
            <text:p text:style-name="Body"/>
          </text:deletion>
        </text:changed-region>
        <text:changed-region xml:id="ct369146368" text:id="ct369146368">
          <text:deletion>
            <office:change-info>
              <dc:creator>Tim Ward</dc:creator>
              <dc:date>2013-10-24T10:27:00</dc:date>
            </office:change-info>
            <text:p text:style-name="Body"/>
            <text:p text:style-name="Body"><text:s/></text:p>
            <text:p text:style-name="Body"/>
          </text:deletion>
        </text:changed-region>
        <text:changed-region xml:id="ct320333792" text:id="ct320333792">
          <text:deletion>
            <office:change-info>
              <dc:creator>Tim Ward</dc:creator>
              <dc:date>2013-10-24T10:27:00</dc:date>
            </office:change-info>
            <text:p text:style-name="P1"/>
            <text:p text:style-name="P1"/>
          </text:deletion>
        </text:changed-region>
        <text:changed-region xml:id="ct356811504" text:id="ct356811504">
          <text:insertion>
            <office:change-info>
              <dc:creator>Tim Ward</dc:creator>
              <dc:date>2013-10-24T10:28:00</dc:date>
            </office:change-info>
          </text:insertion>
        </text:changed-region>
        <text:changed-region xml:id="ct369583488" text:id="ct369583488">
          <text:insertion>
            <office:change-info>
              <dc:creator>Tim Ward</dc:creator>
              <dc:date>2013-10-24T10:29:00</dc:date>
            </office:change-info>
          </text:insertion>
        </text:changed-region>
        <text:changed-region xml:id="ct369506272" text:id="ct369506272">
          <text:deletion>
            <office:change-info>
              <dc:creator>Tim Ward</dc:creator>
              <dc:date>2013-10-24T10:29:00</dc:date>
            </office:change-info>
            <text:p text:style-name="P1">3</text:p>
          </text:deletion>
        </text:changed-region>
        <text:changed-region xml:id="ct86877008" text:id="ct86877008">
          <text:insertion>
            <office:change-info>
              <dc:creator>Tim Ward</dc:creator>
              <dc:date>2013-10-24T10:29:00</dc:date>
            </office:change-info>
          </text:insertion>
        </text:changed-region>
        <text:changed-region xml:id="ct356777472" text:id="ct356777472">
          <text:deletion>
            <office:change-info>
              <dc:creator>Tim Ward</dc:creator>
              <dc:date>2013-10-24T10:29:00</dc:date>
            </office:change-info>
            <text:p text:style-name="P1">4</text:p>
          </text:deletion>
        </text:changed-region>
        <text:changed-region xml:id="ct86844144" text:id="ct86844144">
          <text:insertion>
            <office:change-info>
              <dc:creator>Tim Ward</dc:creator>
              <dc:date>2013-10-24T10:29:00</dc:date>
            </office:change-info>
          </text:insertion>
        </text:changed-region>
        <text:changed-region xml:id="ct53569168" text:id="ct53569168">
          <text:insertion>
            <office:change-info>
              <dc:creator>Tim Ward</dc:creator>
              <dc:date>2013-10-24T10:29:00</dc:date>
            </office:change-info>
          </text:insertion>
        </text:changed-region>
        <text:changed-region xml:id="ct357015488" text:id="ct357015488">
          <text:deletion>
            <office:change-info>
              <dc:creator>Tim Ward</dc:creator>
              <dc:date>2013-10-24T10:29:00</dc:date>
            </office:change-info>
            <text:p text:style-name="P1">5</text:p>
          </text:deletion>
        </text:changed-region>
        <text:changed-region xml:id="ct370029248" text:id="ct370029248">
          <text:insertion>
            <office:change-info>
              <dc:creator>Tim Ward</dc:creator>
              <dc:date>2013-10-24T10:29:00</dc:date>
            </office:change-info>
          </text:insertion>
        </text:changed-region>
        <text:changed-region xml:id="ct369343680" text:id="ct369343680">
          <text:deletion>
            <office:change-info>
              <dc:creator>Tim Ward</dc:creator>
              <dc:date>2013-10-24T10:29:00</dc:date>
            </office:change-info>
            <text:p text:style-name="P1">6</text:p>
          </text:deletion>
        </text:changed-region>
        <text:changed-region xml:id="ct54279440" text:id="ct54279440">
          <text:insertion>
            <office:change-info>
              <dc:creator>Tim Ward</dc:creator>
              <dc:date>2013-10-24T10:29:00</dc:date>
            </office:change-info>
          </text:insertion>
        </text:changed-region>
        <text:changed-region xml:id="ct369405296" text:id="ct369405296">
          <text:deletion>
            <office:change-info>
              <dc:creator>Tim Ward</dc:creator>
              <dc:date>2013-10-24T10:29:00</dc:date>
            </office:change-info>
            <text:p text:style-name="P1">7</text:p>
          </text:deletion>
        </text:changed-region>
        <text:changed-region xml:id="ct313542816" text:id="ct313542816">
          <text:insertion>
            <office:change-info>
              <dc:creator>Tim Ward</dc:creator>
              <dc:date>2013-10-24T10:29:00</dc:date>
            </office:change-info>
          </text:insertion>
        </text:changed-region>
        <text:changed-region xml:id="ct369794992" text:id="ct369794992">
          <text:deletion>
            <office:change-info>
              <dc:creator>Tim Ward</dc:creator>
              <dc:date>2013-10-24T10:29:00</dc:date>
            </office:change-info>
            <text:p text:style-name="P1">8</text:p>
          </text:deletion>
        </text:changed-region>
        <text:changed-region xml:id="ct527567952" text:id="ct527567952">
          <text:insertion>
            <office:change-info>
              <dc:creator>Tim Ward</dc:creator>
              <dc:date>2013-10-24T10:29:00</dc:date>
            </office:change-info>
          </text:insertion>
        </text:changed-region>
        <text:changed-region xml:id="ct369381088" text:id="ct369381088">
          <text:deletion>
            <office:change-info>
              <dc:creator>Tim Ward</dc:creator>
              <dc:date>2013-10-24T10:29:00</dc:date>
            </office:change-info>
            <text:p text:style-name="P1">9</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2" draw:name="graphics1" text:anchor-type="paragraph" svg:width="17.78cm" svg:height="7.893cm" draw:z-index="10"><draw:image xlink:href="Pictures/1000020100000427000001D8328612BC.png" xlink:type="simple" xlink:show="embed" xlink:actuate="onLoad"/></draw:frame> </text:p>
      <text:p text:style-name="Document_20_Title"><text:user-defined style:data-style-name="N0" text:name="RFP Title">RFP 132 – Asynchronous Services</text:user-defined></text:p>
      <text:p text:style-name="Document_20_Title"><text:span text:style-name="T1">Draft<text:line-break/><text:line-break/></text:span><text:span text:style-name="T1"><text:page-count style:num-format="1">11</text:page-count></text:span><text:span text:style-name="T1"> Pages</text:span></text:p>
      <text:p text:style-name="P22"/>
      <text:p text:style-name="P15">Abstract</text:p>
      <text:p text:style-name="P16">The original requirements document for Distributed OSGi, RFP 88, included a requirement to support asynchronous communication protocols. This was deferred to the next release due to time constraints. However, this remains a significant requirement for enterprise applications using the OSGi Framework, especially to address application requirements for loose coupling, scalability, and reliability. <text:s/>This document expands on the requirements for asynchronous OSGi Services and how they would be added to the OSGi Framework. Asynchronous Services are expected to be a very elegant way to fit asynchronous distributed computing into the OSGi programming model.</text:p>
      <text:h text:style-name="P27" text:outline-level="1" text:restart-numbering="true" text:start-value="-1">Document Information</text:h>
      <text:h text:style-name="P28" text:outline-level="2">License</text:h>
      <text:p text:style-name="P5">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28" text:outline-level="2">Trademarks</text:h>
      <text:p text:style-name="P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8" text:outline-level="2">Feedback</text:h>
      <text:p text:style-name="Standard"><text:span text:style-name="T3">This document can be downloaded from the OSGi Alliance design repository at </text:span><text:a xlink:type="simple" xlink:href="https://github.com/osgi/design"><text:span text:style-name="T3">https://github.com/osgi/design</text:span></text:a><text:span text:style-name="T3"> The public can provide feedback about this document by opening a bug at </text:span><text:a xlink:type="simple" xlink:href="https://www.osgi.org/bugzilla/"><text:span text:style-name="T3">https://www.osgi.org/bugzilla/</text:span></text:a><text:span text:style-name="T3">.</text:span></text:p>
      <text:h text:style-name="P2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4">0 Document Information<text:tab/>2</text:p>
          <text:p text:style-name="P23">0.1 License<text:tab/>2</text:p>
          <text:p text:style-name="P23">0.2 Trademarks<text:tab/>3</text:p>
          <text:p text:style-name="P23">0.3 Feedback<text:tab/>3</text:p>
          <text:p text:style-name="P23">0.4 Table of Contents<text:tab/>3</text:p>
          <text:p text:style-name="P23">0.5 Terminology and Document Conventions<text:tab/>4</text:p>
          <text:p text:style-name="P23">0.6 Revision History<text:tab/>4</text:p>
          <text:p text:style-name="P24">1 Introduction<text:tab/>4</text:p>
          <text:p text:style-name="P24">2 Application Domain<text:tab/>6</text:p>
          <text:p text:style-name="P23"><text:s/>Communicate using messages <text:tab/>8</text:p>
          <text:p text:style-name="P23">2.1 Asynchronous programming models<text:tab/>8</text:p>
          <text:p text:style-name="P23">2.2 Mixture of programming models<text:tab/>8</text:p>
          <text:p text:style-name="P23">2.3 Terminology + Abbreviations<text:tab/>9</text:p>
          <text:p text:style-name="P24">3 Problem Description<text:tab/>9</text:p>
          <text:p text:style-name="P23">3.1 Asynchronous Services<text:tab/>9</text:p>
          <text:p text:style-name="P24">4 Use Cases<text:tab/>9</text:p>
          <text:p text:style-name="P24">5 Requirements<text:tab/>10</text:p>
          <text:p text:style-name="P24">6 Document Support<text:tab/>11</text:p>
          <text:p text:style-name="P23">6.1 References<text:tab/>11</text:p>
          <text:p text:style-name="P23">6.2 Author’s Address<text:tab/>12</text:p>
          <text:p text:style-name="P23"><text:soft-page-break/>6.3 End of Document<text:tab/>1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h text:style-name="Heading_20_2" text:outline-level="2">Revision History</text:h>
      <text:p text:style-name="P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1">Revision</text:p>
            </table:table-cell>
            <table:table-cell table:style-name="Table1.A1" office:value-type="string">
              <text:p text:style-name="P11">Date</text:p>
            </table:table-cell>
            <table:table-cell table:style-name="Table1.C1" office:value-type="string">
              <text:p text:style-name="P11">Comments</text:p>
            </table:table-cell>
          </table:table-row>
        </table:table-header-rows>
        <table:table-row table:style-name="Table1.2">
          <table:table-cell table:style-name="Table1.A1" office:value-type="string">
            <text:p text:style-name="P13">Initial</text:p>
          </table:table-cell>
          <table:table-cell table:style-name="Table1.A1" office:value-type="string">
            <text:p text:style-name="P21">January 2010</text:p>
          </table:table-cell>
          <table:table-cell table:style-name="Table1.C1" office:value-type="string">
            <text:p text:style-name="P21">David Bosschaert (<text:a xlink:type="simple" xlink:href="mailto:david.bosschaert@progress.com">david.bosschaert@progress.com</text:a>)</text:p>
            <text:p text:style-name="P21">Separated Aysnc Services from the general asynchronous communications RFP 124.</text:p>
          </table:table-cell>
        </table:table-row>
        <table:table-row table:style-name="Table1.2">
          <table:table-cell table:style-name="Table1.A3" office:value-type="float" office:value="0.1">
            <text:p text:style-name="P13">0.1</text:p>
          </table:table-cell>
          <table:table-cell table:style-name="Table1.B3" office:value-type="string">
            <text:p text:style-name="P21">March 11<text:span text:style-name="T6">th</text:span>, 2010</text:p>
          </table:table-cell>
          <table:table-cell table:style-name="Table1.C3" office:value-type="string">
            <text:p text:style-name="P21">David Bosschaert (<text:a xlink:type="simple" xlink:href="mailto:dbosscha@progress.com">dbosscha@progress.com</text:a>)</text:p>
            <text:p text:style-name="P21">Rewrote requirements section following focus group conference call (March 9<text:span text:style-name="T6">th</text:span>)</text:p>
          </table:table-cell>
        </table:table-row>
        <table:table-row table:style-name="Table1.2">
          <table:table-cell table:style-name="Table1.A3" office:value-type="float" office:value="0.2">
            <text:p text:style-name="P13">0.2</text:p>
          </table:table-cell>
          <table:table-cell table:style-name="Table1.B3" office:value-type="string">
            <text:p text:style-name="P21">September 21<text:span text:style-name="T6">st</text:span>, 2013</text:p>
          </table:table-cell>
          <table:table-cell table:style-name="Table1.C3" office:value-type="string">
            <text:p text:style-name="P21">Reactivate RFP focussing on asynchronous P2P execution, rather than PubSub and messaging, which is covered under other RFPs</text:p>
          </table:table-cell>
        </table:table-row>
        <table:table-row table:style-name="Table1.2">
          <table:table-cell table:style-name="Table1.A3" office:value-type="float" office:value="0.3">
            <text:p text:style-name="P13">0.3</text:p>
          </table:table-cell>
          <table:table-cell table:style-name="Table1.B3" office:value-type="string">
            <text:p text:style-name="P21">September 26<text:span text:style-name="T6">th</text:span>, 2013</text:p>
          </table:table-cell>
          <table:table-cell table:style-name="Table1.C3" office:value-type="string">
            <text:p text:style-name="P21">Update Logo and Licence to match the current RFP template</text:p>
          </table:table-cell>
        </table:table-row>
        <table:table-row table:style-name="Table1.2">
          <table:table-cell table:style-name="Table1.A3" office:value-type="float" office:value="0.4">
            <text:p text:style-name="P13"><text:change-start text:change-id="ct548133424"/>0.4<text:change-end text:change-id="ct548133424"/></text:p>
          </table:table-cell>
          <table:table-cell table:style-name="Table1.B3" office:value-type="string">
            <text:p text:style-name="P21"><text:change-start text:change-id="ct548169536"/>October 24<text:span text:style-name="T6">th</text:span>,</text:p>
            <text:p text:style-name="P21">2013<text:change-end text:change-id="ct548169536"/></text:p>
          </table:table-cell>
          <table:table-cell table:style-name="Table1.C3" office:value-type="string">
            <text:p text:style-name="P21"><text:change-start text:change-id="ct320247104"/>Updates based on EEG review. Small tweaks to <text:change-end text:change-id="ct320247104"/><text:change-start text:change-id="ct83992048"/>Application Domain. Made explicit the requirement<text:change-end text:change-id="ct83992048"/><text:change-start text:change-id="ct548155376"/> for a generic mechanism to identify <text:change-end text:change-id="ct548155376"/><text:change-start text:change-id="ct548170848"/>“async capable” services.<text:change-end text:change-id="ct548170848"/></text:p>
          </table:table-cell>
        </table:table-row>
      </table:table>
      <text:p text:style-name="Body"/>
      <text:h text:style-name="Heading_20_1" text:outline-level="1">Introduction</text:h>
      <text:p text:style-name="Body">Over the last decade there has been a significant shift in computing hardware. Most systems now have access to <text:s/>multiple CPU cores, and can therefore only achieve optimal throughput when processing work on mulitple <text:soft-page-break/>threads. When mixed workloads are being processed there are further benefits to having multiple threads, computational jobs can continue while other jobs are blocked, for example waiting on IO devices.</text:p>
      <text:p text:style-name="Body">Historically these improvements in hardware and throughput have been were achieved through “Request level parallelism”. In this case multiple client requests (e.g. HTTP GET requests) are processed simultaneously on separate threads, but each request is executed in a single-threaded way. This works well – up to a point. If the individual requests are long-running, or result in multiple further requests, then these requests may proceed slowly, despite CPU resource being available.</text:p>
      <text:p text:style-name="Body">To best leverage the capabilities of modern systems programmers are making more use of asynchronous execution. Some single threaded systems, such as JavaScript engines, make heavy use of asynchronous processing to allow multiple functions to appear to run concurrently. Several different mechanisms exist for exploiting asynchronous execution.</text:p>
      <text:list xml:id="list7329568715490595558" text:style-name="L1">
        <text:list-item>
          <text:p text:style-name="P25">Fire and forget – In the case that the return value of a method is not needed in subsequent execution, calling the method has no local side-effects, and need not complete before the caller returns, then it can be started and left running. Good tasks for this sort of execution model include</text:p>
          <text:list>
            <text:list-item>
              <text:p text:style-name="P25">Submitting an “order” to a back-end system, which will be batch processed later</text:p>
            </text:list-item>
            <text:list-item>
              <text:p text:style-name="P25">Logging to a central log store</text:p>
            </text:list-item>
          </text:list>
        </text:list-item>
        <text:list-item>
          <text:p text:style-name="P25">Blocking Promises – In some cases the return value from one or more methods is needed before execution can complete, however if these methods do not have a “happens before” dependency relationship then they can be executed asynchronously and potentially in parallel. Once submitted the caller receives a “promise” which can be queried to find out the eventual result. These are known as “blocking” promises because the initiating thread blocks until the result is available. Java's Future/ExecutorService API is an example of this sort of asynchronous model. The Blocking Promises model has two significant advantages over the fire and forget model; it supports returning values and it allows the caller to wait until <text:span text:style-name="T7">the</text:span> asynchronous action has completed. Blocking the calling thread can, however, lead to the same sorts of problems seen with request-level parallelism. The calling thread is “lost” to the system until the necessary asynchronous tasks complete. If the asynchronous tasks also make use of blocking promises then the asynchronous threadpool can be exhausted, leading to deadlock.</text:p>
        </text:list-item>
        <text:list-item>
          <text:p text:style-name="P25">Promises with callbacks – JavaScript makes heavy use of promises, but due to JavaScript's single-threaded execution model it is not possible for callers to block without deadlocking the whole process. As a result JavaScript promises work differently, rather than providing a blocking get method javascript promises are passed a function to execute on successful completion, or on failure. This callback mechanism ensures that deadlock does not occur, but still allows access to the return value of the asynchronous execution. The most popular promise implementations also provide ways to chain and aggregate promise returns, delaying callbacks until the relevant tasks are complete. Because of the way that promises with callbacks work they have typically been less popular in Java, where declaring an inner class as a callback is quite verbose. This is likely to change with the introduction of lambda expressions in Java 8.</text:p>
        </text:list-item>
      </text:list>
      <text:p text:style-name="Body">In OSGi services are used as a way for loosely coupled bundles to interact, and represent a natural boundary for execution. Services declare an interface contract (which may be a Java class or interface), <text:span text:style-name="T7">which</text:span> can be referenced and called without having to directly load or instantiate the implementation. Many service calls are short, but some may be long-running, or delegate to remote implementations. In general OSGi services execute synchonously, and only offer asynchronous behaviour when it is explicitly built in to both the API and implementation. This obviously limits the use of asynchronous programming paradigms in OSGi.</text:p>
      <text:p text:style-name="Body"><text:soft-page-break/>The current Remote Services<text:span text:style-name="T5"> </text:span>specification defines a set of properties to add to an OSGi service <text:s/>to enable it for remote communication across address spaces using existing distributed computing software systems, using synchronous request/response semantics. In this way Remote Services behave much like local OSGi services.</text:p>
      <text:p text:style-name="Body">The synchronous semantics of Remote Services meet many requirements for distributed computing, but due to their higher latency and cost they can benefit even more from the capabilities of asynchronous communication. One need only look at frameworks such as AKKA to see how asynchronous protocols can be used to improve the simplicity and scaling performance of distributed systems. Given that Remote Services can benefit so greatly from asynchronous execution additional requirements should be included to ensure that <text:s/>asynchronous communication models and protocols can be levaraged where possible. <text:s/><text:change text:change-id="ct356924960"/></text:p>
      <text:p text:style-name="Body">Requirements for an asynchronous programming model should be considered additional to the existing Remote Services Specification’s request/response model, not as a replacement. </text:p>
      <text:h text:style-name="Heading_20_1" text:outline-level="1">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change text:change-id="ct369643744"/></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text:change text:change-id="ct320467728"/></text:p>
      <text:p text:style-name="Body"><text:soft-page-break/>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text:change-start text:change-id="ct320459664"/>and frameworks <text:change-end text:change-id="ct320459664"/>are successfully used in enterprise applications today, including ExecutorServices, Async EJBs, <text:change text:change-id="ct532952880"/><text:change-start text:change-id="ct532986224"/>Async Servlets<text:change-end text:change-id="ct532986224"/>,<text:change-start text:change-id="ct320017632"/> Node.js<text:change-end text:change-id="ct320017632"/><text:change-start text:change-id="ct53566816"/>,<text:change-end text:change-id="ct53566816"/>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text:change text:change-id="ct53570800"/>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h text:style-name="Heading_20_1"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7">and</text:span> distributed RPC and meet many requirements, but we want to extend these capabilities to support asynchronous invocation.</text:p>
      <text:h text:style-name="Heading_20_2" text:outline-level="2"><text:soft-page-break/>Asynchronous Services</text:h>
      <text:p text:style-name="Body">We propose that the EEG evaluate options for specifying <text:change text:change-id="ct204782048"/>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in selecting whether this may be defined within the “OSGi Services” architecture, and/or “Blueprint”, and/or Remote Services; and how a particular choice of solution relates to all three architectures.</text:p>
      <text:p text:style-name="Body"/>
      <text:h text:style-name="Heading_20_1" text:outline-level="1">Use Cases</text:h>
      <text:p text:style-name="Body">The use cases describe situations in which requests are received and processed at some later time, which are typically the kind of use cases for which asynchronous execution is a better solution. Similarly, the use cases include situations in which the sending and receiving programs communicate indirectly using some type of intermediate store. </text:p>
      <text:p text:style-name="Body">1. A web store receives an order for a book and submits the order immediately into a queue, letting the customer know the order was received. Later, perhaps hours or even days later, the order fulfillment program retrieves the order from the queue and processes it. </text:p>
      <text:p text:style-name="Body">2. A bank receives an electronic funds transfer request and immediately puts the information into a file, and notifies the sender that the transfer was received. Later, probably seconds or minutes later, the banking system deposits (or withdraws) the transfer amount into (or from) the appropriate account. </text:p>
      <text:p text:style-name="Body">3. A telecommunications company’s network switch detects an error and publishes an event to report it. Later, probably seconds later, the network management system receives the event and displays a message on the console to alert the operator.</text:p>
      <text:p text:style-name="Body">4. An electronics company places an order for parts to build PCs, potentially from different suppliers for CPUs, disks, displays, memory chips, etc. Each supplier acknowledges receipt of the order and notifies the electronics company of the likely shipment date and cost. Later, each supplier processes and ships the order, and notifies the electronics company the order has shipped. Even later, the electronics company receives and confirms all the shipments, ending the transaction with multiple parties, each of whom receives the confirmation separately.</text:p>
      <text:p text:style-name="Body">5. A photography website accepts uploads from users, then performs facial recognition to automatically “tag” known users in the photos. When uploads complete they need to trigger the facial recognition, but should not block the sites ability to accept new upload requests.<text:change text:change-id="ct369146368"/></text:p>
      <text:p text:style-name="Body"><text:soft-page-break/>6. In using an ATM or other point of sale device, transaction requests need to be captured whether the back office server is online or not. Transactions also need to be processed by the server once and only once. </text:p>
      <text:h text:style-name="Heading_20_1" text:outline-level="1">Requirements</text:h>
      <text:p text:style-name="P1"/>
      <text:p text:style-name="P1">AS01 – The solution MUST provide a standard client-side API for making asynchronous invocations on existing, synchronous, OSGi services,where the invocation returns quickly and a return value can be obtained later. <text:change text:change-id="ct320333792"/></text:p>
      <text:p text:style-name="P1">AS02 – The solution MUST allow transparent delegation to services that are already implemented in an asynchronous fashion, therefore servicing the asynchronous requests through their own implementations.<text:change-start text:change-id="ct356811504"/></text:p>
      <text:p text:style-name="P1">AS03 – The solution MUST define a mechanism that allows service providers to advertise an asynchronous mode of operation if they support it.<text:change-end text:change-id="ct356811504"/></text:p>
      <text:p text:style-name="P1">AS0<text:change-start text:change-id="ct369583488"/>4<text:change-end text:change-id="ct369583488"/><text:change text:change-id="ct369506272"/> – The solution MAY provide a synchronous client-side API to services which are implemented in an asynchronous fashion.</text:p>
      <text:p text:style-name="P1">AS0<text:change-start text:change-id="ct86877008"/>5<text:change-end text:change-id="ct86877008"/><text:change text:change-id="ct356777472"/> – The solution MUST allow for one-way<text:change-start text:change-id="ct86844144"/> (fire and forget)<text:change-end text:change-id="ct86844144"/> asynchronous services.</text:p>
      <text:p text:style-name="P1">AS0<text:change-start text:change-id="ct53569168"/>6<text:change-end text:change-id="ct53569168"/><text:change text:change-id="ct357015488"/> – The <text:s/>solution MUST support Promises, where invocations can be made that later return a value</text:p>
      <text:p text:style-name="P1">AS0<text:change-start text:change-id="ct370029248"/>7<text:change-end text:change-id="ct370029248"/><text:change text:change-id="ct369343680"/> – The solution SHOULD support callbacks when asynchronous executions complete, both successfully and unsuccessfully</text:p>
      <text:p text:style-name="P1">AS0<text:change-start text:change-id="ct54279440"/>8<text:change-end text:change-id="ct54279440"/><text:change text:change-id="ct369405296"/> – The solution MUST be applicable to both local OSGi Services as well as Remote OSGi Services.</text:p>
      <text:p text:style-name="P1">AS0<text:change-start text:change-id="ct313542816"/>9<text:change-end text:change-id="ct313542816"/><text:change text:change-id="ct369794992"/> – The solution MUST be fully backwards compatible with existing OSGi Service and Service Registry usage.</text:p>
      <text:p text:style-name="P1">AS0<text:change-start text:change-id="ct527567952"/>10<text:change-end text:change-id="ct527567952"/><text:change text:change-id="ct369381088"/> – The solution SHOULD be sympathetic to Java 8's lambda support, meaning callbacks should follow the Single Abstract Method principle where possible. </text:p>
      <text:p text:style-name="P1"/>
      <text:h text:style-name="Heading_20_1" text:outline-level="1"><text:soft-page-break/>Document Support</text:h>
      <text:h text:style-name="Heading_20_2" text:outline-level="2">References</text:h>
      <text:list xml:id="list900795005838725495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Standard"/>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8">Eric Newcomer</text:p>
          </table:table-cell>
        </table:table-row>
        <table:table-row table:style-name="Table2.1">
          <table:table-cell table:style-name="Table2.A1" office:value-type="string">
            <text:p text:style-name="P7">Company</text:p>
          </table:table-cell>
          <table:table-cell table:style-name="Table2.B1" office:value-type="string">
            <text:p text:style-name="P8">Progress Software</text:p>
          </table:table-cell>
        </table:table-row>
        <table:table-row table:style-name="Table2.1">
          <table:table-cell table:style-name="Table2.A1" office:value-type="string">
            <text:p text:style-name="P7">Address</text:p>
          </table:table-cell>
          <table:table-cell table:style-name="Table2.B1" office:value-type="string">
            <text:p text:style-name="P8">14 Oak Park Drive, Bedford MA USA</text:p>
          </table:table-cell>
        </table:table-row>
        <table:table-row table:style-name="Table2.1">
          <table:table-cell table:style-name="Table2.A1" office:value-type="string">
            <text:p text:style-name="P7">Voice</text:p>
          </table:table-cell>
          <table:table-cell table:style-name="Table2.B1" office:value-type="string">
            <text:p text:style-name="P10">+1 781 280 4000</text:p>
          </table:table-cell>
        </table:table-row>
        <table:table-row table:style-name="Table2.1">
          <table:table-cell table:style-name="Table2.A1" office:value-type="string">
            <text:p text:style-name="P13">e-mail</text:p>
          </table:table-cell>
          <table:table-cell table:style-name="Table2.B1" office:value-type="string">
            <text:p text:style-name="P14"><text:a xlink:type="simple" xlink:href="mailto:ericn@progress.com"><text:span text:style-name="Internet_20_link"><text:span text:style-name="T2">ericn@progress.com</text:span></text:span></text:a></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9">Name</text:p>
          </table:table-cell>
          <table:table-cell table:style-name="Table3.B1" office:value-type="string">
            <text:p text:style-name="P10">Giovanni Boschi</text:p>
          </table:table-cell>
        </table:table-row>
        <table:table-row table:style-name="Table3.1">
          <table:table-cell table:style-name="Table3.A1" office:value-type="string">
            <text:p text:style-name="P9">Company</text:p>
          </table:table-cell>
          <table:table-cell table:style-name="Table3.B1" office:value-type="string">
            <text:p text:style-name="P10">Progress Software</text:p>
          </table:table-cell>
        </table:table-row>
        <table:table-row table:style-name="Table3.1">
          <table:table-cell table:style-name="Table3.A1" office:value-type="string">
            <text:p text:style-name="P9">Address</text:p>
          </table:table-cell>
          <table:table-cell table:style-name="Table3.B1" office:value-type="string">
            <text:p text:style-name="P10">14 Oak Park Drive, Bedford MA USA</text:p>
          </table:table-cell>
        </table:table-row>
        <table:table-row table:style-name="Table3.1">
          <table:table-cell table:style-name="Table3.A1" office:value-type="string">
            <text:p text:style-name="P9">Voice</text:p>
          </table:table-cell>
          <table:table-cell table:style-name="Table3.B1" office:value-type="string">
            <text:p text:style-name="P10">+1 781 280 4000</text:p>
          </table:table-cell>
        </table:table-row>
        <table:table-row table:style-name="Table3.1">
          <table:table-cell table:style-name="Table3.A1" office:value-type="string">
            <text:p text:style-name="P13">e-mail</text:p>
          </table:table-cell>
          <table:table-cell table:style-name="Table3.B1" office:value-type="string">
            <text:p text:style-name="P14"><text:a xlink:type="simple" xlink:href="mailto:giovanni.boschi@progress.com"><text:span text:style-name="Internet_20_link"><text:span text:style-name="T2">giovanni.boschi@progress.com</text:span></text:span></text:a></text:p>
          </table:table-cell>
        </table:table-row>
      </table:table>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9">Name</text:p>
          </table:table-cell>
          <table:table-cell table:style-name="Table4.B1" office:value-type="string">
            <text:p text:style-name="P10">David Bosschaert</text:p>
          </table:table-cell>
        </table:table-row>
        <table:table-row table:style-name="Table4.1">
          <table:table-cell table:style-name="Table4.A1" office:value-type="string">
            <text:p text:style-name="P9">Company</text:p>
          </table:table-cell>
          <table:table-cell table:style-name="Table4.B1" office:value-type="string">
            <text:p text:style-name="P10">Progress Software</text:p>
          </table:table-cell>
        </table:table-row>
        <table:table-row table:style-name="Table4.1">
          <table:table-cell table:style-name="Table4.A1" office:value-type="string">
            <text:p text:style-name="P9">Address</text:p>
          </table:table-cell>
          <table:table-cell table:style-name="Table4.B1" office:value-type="string">
            <text:p text:style-name="P18">158 Shelbourne Road </text:p>
            <text:p text:style-name="P17">BallsBridge </text:p>
            <text:p text:style-name="P17">Dublin 4 </text:p>
            <text:p text:style-name="P12">Ireland </text:p>
          </table:table-cell>
        </table:table-row>
        <table:table-row table:style-name="Table4.1">
          <table:table-cell table:style-name="Table4.A1" office:value-type="string">
            <text:p text:style-name="P9">Voice</text:p>
          </table:table-cell>
          <table:table-cell table:style-name="Table4.B1" office:value-type="string">
            <text:p text:style-name="P10">+353 1 637 2000</text:p>
          </table:table-cell>
        </table:table-row>
        <table:table-row table:style-name="Table4.1">
          <table:table-cell table:style-name="Table4.A1" office:value-type="string">
            <text:p text:style-name="P13">e-mail</text:p>
          </table:table-cell>
          <table:table-cell table:style-name="Table4.B1" office:value-type="string">
            <text:p text:style-name="P13">dbosscha@progress.com</text:p>
          </table:table-cell>
        </table:table-row>
      </table:table>
      <text:p text:style-name="Standard"/>
      <text:p text:style-name="Standard"/>
      <table:table table:name="Table5" table:style-name="Table5">
        <table:table-column table:style-name="Table5.A"/>
        <table:table-column table:style-name="Table5.B"/>
        <text:soft-page-break/>
        <table:table-row table:style-name="Table5.1">
          <table:table-cell table:style-name="Table5.A1" office:value-type="string">
            <text:p text:style-name="P7">Name</text:p>
          </table:table-cell>
          <table:table-cell table:style-name="Table5.B1" office:value-type="string">
            <text:p text:style-name="P7">Tim Ward</text:p>
          </table:table-cell>
        </table:table-row>
        <table:table-row table:style-name="Table5.1">
          <table:table-cell table:style-name="Table5.A1" office:value-type="string">
            <text:p text:style-name="P7">Company</text:p>
          </table:table-cell>
          <table:table-cell table:style-name="Table5.B1" office:value-type="string">
            <text:p text:style-name="P7">Paremus Ltd</text:p>
          </table:table-cell>
        </table:table-row>
        <table:table-row table:style-name="Table5.1">
          <table:table-cell table:style-name="Table5.A1" office:value-type="string">
            <text:p text:style-name="P7">Address</text:p>
          </table:table-cell>
          <table:table-cell table:style-name="Table5.B1" office:value-type="string">
            <text:p text:style-name="P7"/>
          </table:table-cell>
        </table:table-row>
        <table:table-row table:style-name="Table5.1">
          <table:table-cell table:style-name="Table5.A1" office:value-type="string">
            <text:p text:style-name="P7">Voice</text:p>
          </table:table-cell>
          <table:table-cell table:style-name="Table5.B1" office:value-type="string">
            <text:p text:style-name="P7"/>
          </table:table-cell>
        </table:table-row>
        <table:table-row table:style-name="Table5.1">
          <table:table-cell table:style-name="Table5.A1" office:value-type="string">
            <text:p text:style-name="P13">e-mail</text:p>
          </table:table-cell>
          <table:table-cell table:style-name="Table5.B1" office:value-type="string">
            <text:p text:style-name="P13">Tim.ward@paremus.com</text:p>
          </table:table-cell>
        </table:table-row>
      </table:table>
      <text:p text:style-name="Standard"/>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ヒラギノ角ゴ Pro W3" svg:font-family="'ヒラギノ角ゴ Pro W3'" style:font-family-generic="roma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A" style:display-name="Body A" style:family="paragraph">
      <style:paragraph-properties fo:margin-top="0.212cm" fo:margin-bottom="0.212cm" fo:text-align="justify" style:justify-single-word="false" fo:orphans="2" fo:widows="2">
        <style:tab-stops>
          <style:tab-stop style:position="10.001cm"/>
        </style:tab-stops>
      </style:paragraph-properties>
      <style:text-properties fo:color="#000000" style:font-name="Arial" fo:font-size="10pt" fo:language="en" fo:country="US" style:font-name-asian="ヒラギノ角ゴ Pro W3" style:font-size-asian="10pt" style:font-name-complex="Times New Roman" style:font-size-complex="10pt" style:language-complex="ar" style:country-complex="SA"/>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1"><draw:image xlink:href="Pictures/1000000000000159000000A794EF08D2.jpg" xlink:type="simple" xlink:show="embed" xlink:actuate="onLoad"/><draw:contour-polygon svg:width="345px" svg:height="163px" svg:viewBox="0 0 345 163" draw:points="-2,0 -2,163 345,163 345,0" draw:recreate-on-edit="false"/></draw:frame><text:tab/><text:user-defined style:data-style-name="N0" text:name="RFP Title">RFP 132 – Asynchronous Services</text:user-defined><text:tab/>Page <text:page-number text:select-page="current">3</text:page-number> of <text:page-count style:num-format="1">11</text:page-count></text:p>
        <text:p text:style-name="Header"/>
        <text:p text:style-name="Header"><text:tab/>Draft<text:tab/><text:modification-date style:data-style-name="N76">October 24, 2013</text:modification-date></text:p>
      </style:header>
      <style:footer>
        <text:p text:style-name="Footer">Copyright © <text:user-defined style:data-style-name="N0" text:name="Company">OSGi Alliance</text:user-defined> <text:s/><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0-01-28T10:03:52</meta:creation-date>
    <meta:editing-cycles>47</meta:editing-cycles>
    <meta:editing-duration>P1DT17H27M28S</meta:editing-duration>
    <meta:initial-creator>David Bosschaert</meta:initial-creator>
    <dc:date>2013-10-24T10:35:26</dc:date>
    <dc:creator>Tim Ward</dc:creator>
    <meta:document-statistic meta:table-count="5" meta:image-count="2" meta:object-count="0" meta:page-count="11" meta:paragraph-count="182" meta:word-count="3818" meta:character-count="24809"/>
    <meta:user-defined meta:name="Company">OSGi Alliance</meta:user-defined>
    <meta:user-defined meta:name="Info 3"/>
    <meta:user-defined meta:name="Info 4"/>
    <meta:user-defined meta:name="RFP Title">RFP 132 – Asynchronous Services</meta:user-defined>
  </office:meta>
</office:document-meta>
</file>